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fo:font-size="14pt" fo:font-weight="bold" officeooo:rsid="001116fb" officeooo:paragraph-rsid="001eb85a"/>
    </style:style>
    <style:style style:name="P2" style:family="paragraph" style:parent-style-name="Standard">
      <style:paragraph-properties fo:text-align="center" style:justify-single-word="false"/>
      <style:text-properties fo:color="#ff4000" fo:font-size="14pt" fo:font-weight="bold" officeooo:rsid="001eb85a" officeooo:paragraph-rsid="001eb85a"/>
    </style:style>
    <style:style style:name="T1" style:family="text">
      <style:text-properties officeooo:rsid="00196e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*******<text:span text:style-name="T1">Draft</text:span>*****************************</text:p>
      <text:p text:style-name="P2">ultibo &amp; C</text:p>
      <text:p text:style-name="P2">07/10/21</text:p>
      <text:p text:style-name="P1">*****************************<text:span text:style-name="T1">Draft</text:span>*****************************</text:p>
      <text:p text:style-name="P1"/>
      <text:p text:style-name="Standard">When a Ultibo Lazarus Bare Metal project has similar lines below you need to create a lib. <text:s/></text:p>
      <text:p text:style-name="Standard">{$linklib svd} <text:s/></text:p>
      <text:p text:style-name="Standard">procedure test_svd; cdecl; external 'libsvd' name 'test_svd';</text:p>
      <text:p text:style-name="Standard">If the library is not present the project will not compile.</text:p>
      <text:p text:style-name="Standard">Example th_svd requires libsvd.a which is created using ./buildlib.sh found below.</text:p>
      <text:p text:style-name="Standard">/home/devel/Ultibo_Projects/th_svd/RPi2</text:p>
      <text:p text:style-name="Standard">/home/devel/Ultibo_Projects/th_svd/RPi3</text:p>
      <text:p text:style-name="Standard">/home/devel/Ultibo_Projects/th_svd/RPi4</text:p>
      <text:p text:style-name="Standard">disp_mat.o</text:p>
      <text:p text:style-name="Standard">error.o</text:p>
      <text:p text:style-name="Standard">mul_mat.o</text:p>
      <text:p text:style-name="Standard">mythread.o</text:p>
      <text:p text:style-name="Standard">pnmio.o</text:p>
      <text:p text:style-name="Standard">svd.o</text:p>
      <text:p text:style-name="Standard">trans_mat.o</text:p>
      <text:p text:style-name="Standard">ultibo_th_svd.o</text:p>
      <text:p text:style-name="Standard"/>
      <text:p text:style-name="Standard">Script buildlib.sh</text:p>
      <text:p text:style-name="Standard">#!/bin/bash</text:p>
      <text:p text:style-name="Standard">#export PATH=/home/devel/ultibo/core/fpc/bin:$PATH</text:p>
      <text:p text:style-name="Standard">rm -f *.o</text:p>
      <text:p text:style-name="Standard">rm -f libsvd.a</text:p>
      <text:p text:style-name="Standard"/>
      <text:p text:style-name="Standard">arm-none-eabi-gcc -I../include -O3 -mabi=aapcs -marm -march=armv7-a -mfpu=vfpv3-d16 -mfloat-abi=hard -c svd.c -o svd.o</text:p>
      <text:p text:style-name="Standard">arm-none-eabi-gcc -I../include -O3 -mabi=aapcs -marm -march=armv7-a -mfpu=vfpv3-d16 -mfloat-abi=hard -c disp_mat.c -o disp_mat.o</text:p>
      <text:p text:style-name="Standard">arm-none-eabi-gcc -I../include -O3 -mabi=aapcs -marm -march=armv7-a -mfpu=vfpv3-d16 -mfloat-abi=hard -c trans_mat.c -o trans_mat.o</text:p>
      <text:p text:style-name="Standard">arm-none-eabi-gcc -I../include -O3 -mabi=aapcs -marm -march=armv7-a -mfpu=vfpv3-d16 -mfloat-abi=hard -c mul_mat.c -o mul_mat.o</text:p>
      <text:p text:style-name="Standard">arm-none-eabi-gcc -D_POSIX_THREADS -lpthread -I../include -O3 -mabi=aapcs -marm -march=armv7-a -mfpu=vfpv3-d16 -mfloat-abi=hard -c mythread.c -o mythread.o</text:p>
      <text:p text:style-name="Standard">arm-none-eabi-gcc -I../include -O3 -mabi=aapcs -marm -march=armv7-a -mfpu=vfpv3-d16 -mfloat-abi=hard -c pnmio.c -o pnmio.o</text:p>
      <text:p text:style-name="Standard">arm-none-eabi-gcc -I../include -O3 -mabi=aapcs -marm -march=armv7-a -mfpu=vfpv3-d16 -mfloat-abi=hard -c error.c -o error.o</text:p>
      <text:p text:style-name="Standard"><text:s/></text:p>
      <text:p text:style-name="Standard"><text:s/></text:p>
      <text:p text:style-name="Standard">echo "Compiling example ultibo_th_svd "</text:p>
      <text:p text:style-name="Standard">arm-none-eabi-gcc -DUltibo -D_POSIX_THREADS -lpthread -I../include -O3 -mabi=aapcs -marm -march=armv7-a -mfpu=vfpv3-d16 -mfloat-abi=hard -c master.c -o ultibo_th_svd.o</text:p>
      <text:p text:style-name="Standard"/>
      <text:p text:style-name="Standard"><text:tab/></text:p>
      <text:p text:style-name="Standard">#gcc test_svd.c svd.o disp_mat.o -lm -o test_svd</text:p>
      <text:p text:style-name="Standard">arm-none-eabi-ar rcs libsvd.a *.o</text:p>
      <text:p text:style-name="Standard"><text:soft-page-break/>arm-none-eabi-ar -t libsvd.a &gt; libsvd_obj.txt</text:p>
      <text:p text:style-name="Standard">#fpc -vi -B -Tultibo -Parm -CpARMV7A -WpRPI3B @/home/devel/ultibo/core/fpc/bin/RPI3.CFG -O4 svd_FS_RPi3.lpr</text:p>
      <text:p text:style-name="Standard">To use the same code running Linux and running Bare Metal in the file master.c a #if is used.</text:p>
      <text:p text:style-name="Standard">#ifdef Ultibo</text:p>
      <text:p text:style-name="Standard">void test_svd() {</text:p>
      <text:p text:style-name="Standard">#else</text:p>
      <text:p text:style-name="Standard">void main() {</text:p>
      <text:p text:style-name="Standard">#endif</text:p>
      <text:p text:style-name="Standard"/>
      <text:p text:style-name="Standard">Ultibo_Projects/th_svd/RPi4/master.c svd_rgb/src/master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0T08:03:11.371386616</meta:creation-date>
    <dc:date>2021-07-10T08:18:44.053621789</dc:date>
    <meta:editing-duration>PT4M30S</meta:editing-duration>
    <meta:editing-cycles>1</meta:editing-cycles>
    <meta:document-statistic meta:table-count="0" meta:image-count="0" meta:object-count="0" meta:page-count="2" meta:paragraph-count="48" meta:word-count="239" meta:character-count="2294" meta:non-whitespace-character-count="2093"/>
    <meta:generator>LibreOffice/6.1.5.2$Linux_ARM_EABI LibreOffice_project/10$Build-2</meta:generator>
  </office:meta>
</office:document-meta>
</file>